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" svg:font-family="Amiri" style:font-pitch="variable"/>
    <style:font-face style:name="Liberation Sans1" svg:font-family="'Liberation Sans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205cm" fo:min-width="4.026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5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-color="#ffffff" draw:textarea-horizontal-align="justify" draw:textarea-vertical-align="middle" draw:auto-grow-height="false" fo:min-height="3.545cm" fo:min-width="0cm" fo:padding-top="0.139cm" fo:padding-bottom="0.139cm" fo:padding-left="0.264cm" fo:padding-right="0.26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stroke="solid" draw:stroke-dash="Ultrafine_20_Dashed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8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ack_20_45_20_Degrees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style:font-name="Bitstream Charter" fo:font-size="10pt" fo:font-style="italic" style:font-size-asian="14pt" style:font-style-asian="italic" style:font-size-complex="14pt" style:font-style-complex="italic"/>
    </style:style>
    <style:style style:name="P6" style:family="paragraph">
      <style:text-properties style:font-name="Bitstream Charter" fo:font-size="10pt"/>
    </style:style>
    <style:style style:name="T1" style:family="text">
      <style:text-properties style:font-name="Bitstream Charter" fo:font-size="10pt" fo:font-style="italic" style:font-size-asian="14pt" style:font-style-asian="italic" style:font-size-complex="14pt" style:font-style-complex="italic"/>
    </style:style>
    <style:style style:name="T2" style:family="text">
      <style:text-properties style:font-name="Bitstream Charter" fo:font-size="5pt" fo:font-style="italic" style:font-size-asian="5pt" style:font-style-asian="italic" style:font-size-complex="5pt" style:font-style-complex="italic"/>
    </style:style>
    <style:style style:name="T3" style:family="text">
      <style:text-properties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108cm" svg:y1="4.658cm" svg:x2="5.933cm" svg:y2="4.658cm">
          <text:p/>
        </draw:line>
        <draw:custom-shape draw:style-name="gr2" draw:text-style-name="P2" draw:layer="layout" svg:width="4.526cm" svg:height="0.455cm" svg:x="1.108cm" svg:y="4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ircle draw:style-name="gr3" draw:text-style-name="P3" draw:layer="layout" svg:width="2.722cm" svg:height="2.722cm" svg:x="2.673cm" svg:y="3.279cm" draw:kind="arc" draw:start-angle="0" draw:end-angle="180">
          <text:p/>
        </draw:circle>
        <draw:custom-shape draw:style-name="gr4" draw:text-style-name="P4" draw:layer="layout" svg:width="0.13cm" svg:height="0.13cm" svg:x="3.975cm" svg:y="4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79cm" svg:height="3.823cm" draw:transform="skewX (0.000698131700797712) rotate (-0.813847030204956) translate (4.671cm 1.882cm)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039cm" svg:y1="4.591cm" svg:x2="4.039cm" svg:y2="1.636cm">
          <text:p/>
        </draw:line>
        <draw:line draw:style-name="gr7" draw:text-style-name="P1" draw:layer="layout" svg:x1="2.016cm" svg:y1="4.618cm" svg:x2="1.124cm" svg:y2="3.732cm">
          <text:p/>
        </draw:line>
        <draw:custom-shape draw:style-name="gr4" draw:text-style-name="P4" draw:layer="layout" svg:width="0.13cm" svg:height="0.13cm" svg:x="3.051cm" svg:y="3.57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4.215cm" svg:y1="2.543cm" svg:x2="5.414cm" svg:y2="1.411cm">
          <text:p/>
        </draw:line>
        <draw:frame draw:style-name="gr8" draw:text-style-name="P5" draw:layer="layout" svg:width="0.664cm" svg:height="1.071cm" svg:x="5.518cm" svg:y="4.535cm">
          <draw:text-box>
            <text:p><text:span text:style-name="T1">x</text:span></text:p>
          </draw:text-box>
        </draw:frame>
        <draw:frame draw:style-name="gr9" draw:text-style-name="P5" draw:layer="layout" svg:width="0.83cm" svg:height="1.463cm" svg:x="5.051cm" svg:y="1.35cm">
          <draw:text-box>
            <text:p><text:span text:style-name="T1">x</text:span><text:span text:style-name="T2">1</text:span></text:p>
          </draw:text-box>
        </draw:frame>
        <draw:frame draw:style-name="gr10" draw:text-style-name="P5" draw:layer="layout" svg:width="0.664cm" svg:height="1.119cm" svg:x="3.553cm" svg:y="1.372cm">
          <draw:text-box>
            <text:p text:style-name="P6"><text:span text:style-name="T3">y</text:span></text:p>
          </draw:text-box>
        </draw:frame>
        <draw:frame draw:style-name="gr11" draw:text-style-name="P5" draw:layer="layout" svg:width="0.664cm" svg:height="1.07cm" svg:x="3.897cm" svg:y="4.123cm">
          <draw:text-box>
            <text:p><text:span text:style-name="T1">O</text:span></text:p>
          </draw:text-box>
        </draw:frame>
        <draw:frame draw:style-name="gr11" draw:text-style-name="P5" draw:layer="layout" svg:width="0.664cm" svg:height="1.07cm" svg:x="1.25cm" svg:y="4.103cm">
          <draw:text-box>
            <text:p><text:span text:style-name="T1">A</text:span></text:p>
          </draw:text-box>
        </draw:frame>
        <draw:frame draw:style-name="gr11" draw:text-style-name="P5" draw:layer="layout" svg:width="0.664cm" svg:height="1.07cm" svg:x="2.938cm" svg:y="3.493cm">
          <draw:text-box>
            <text:p><text:span text:style-name="T1">C</text:span></text:p>
          </draw:text-box>
        </draw:frame>
        <draw:frame draw:style-name="gr12" draw:text-style-name="P5" draw:layer="layout" svg:width="0.664cm" svg:height="1.011cm" svg:x="4.34cm" svg:y="2.033cm">
          <draw:text-box>
            <text:p><text:span text:style-name="T1">B</text:span></text:p>
          </draw:text-box>
        </draw:frame>
        <draw:frame draw:style-name="gr13" draw:text-style-name="P5" draw:layer="layout" svg:width="0.821cm" svg:height="1.348cm" svg:x="1.084cm" svg:y="3.26cm">
          <draw:text-box>
            <text:p><text:span text:style-name="T1">y</text:span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" svg:font-family="Amiri" style:font-pitch="variable"/>
    <style:font-face style:name="Liberation Sans1" svg:font-family="'Liberation Sans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5:10:23.547264981</meta:creation-date>
    <dc:date>2017-06-24T12:03:45.863663530</dc:date>
    <meta:editing-duration>PT16M11S</meta:editing-duration>
    <meta:editing-cycles>12</meta:editing-cycles>
    <meta:generator>LibreOffice/5.1.6.2$Linux_X86_64 LibreOffice_project/10m0$Build-2</meta:generator>
    <meta:document-statistic meta:object-count="17"/>
  </office:meta>
</office:document-meta>
</file>